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71cm" svg:stroke-color="#000000" draw:fill="solid" draw:fill-color="#ffffff" draw:textarea-horizontal-align="center" draw:textarea-vertical-align="top" draw:auto-grow-height="false" fo:padding-top="0.125cm" fo:padding-bottom="0.125cm" fo:padding-left="0.25cm" fo:padding-right="0.25cm" fo:wrap-option="wrap"/>
    </style:style>
    <style:style style:name="gr2" style:family="graphic" style:parent-style-name="standard">
      <style:graphic-properties draw:stroke="solid" svg:stroke-width="0.071cm" svg:stroke-color="#000000" draw:marker-end="msArrowOpenEnd_20_5_20_71" draw:marker-end-width="0.248cm" draw:marker-end-center="false" draw:fill="solid" draw:fill-color="#ffffff" draw:textarea-vertical-align="top" draw:auto-grow-height="false" fo:min-height="0cm" fo:min-width="10.067cm" fo:padding-top="0.125cm" fo:padding-bottom="0.125cm" fo:padding-left="0.25cm" fo:padding-right="0.25cm" fo:wrap-option="wrap"/>
    </style:style>
    <style:style style:name="gr3" style:family="graphic" style:parent-style-name="standard">
      <style:graphic-properties draw:stroke="solid" svg:stroke-width="0.071cm" svg:stroke-color="#000000" draw:marker-end="msArrowOpenEnd_20_5_20_71" draw:marker-end-width="0.248cm" draw:marker-end-center="false" draw:fill="solid" draw:fill-color="#ffffff" draw:textarea-vertical-align="top" draw:auto-grow-height="false" fo:min-height="0cm" fo:min-width="7.483cm" fo:padding-top="0.125cm" fo:padding-bottom="0.125cm" fo:padding-left="0.25cm" fo:padding-right="0.25cm" fo:wrap-option="wrap"/>
    </style:style>
    <style:style style:name="gr4" style:family="graphic" style:parent-style-name="standard">
      <style:graphic-properties draw:stroke="solid" svg:stroke-width="0.071cm" svg:stroke-color="#000000"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gr5" style:family="graphic" style:parent-style-name="standard" style:list-style-name="L1">
      <style:graphic-properties draw:stroke="solid" svg:stroke-width="0.071cm" svg:stroke-color="#000000" draw:fill="solid" draw:fill-color="#ffffff" draw:textarea-vertical-align="top" draw:auto-grow-height="true" draw:fit-to-size="false" style:shrink-to-fit="false" fo:min-height="0cm" fo:min-width="0cm" fo:padding-top="0.125cm" fo:padding-bottom="0.125cm" fo:padding-left="0.25cm" fo:padding-right="0.25cm" fo:wrap-option="wrap"/>
    </style:style>
    <style:style style:name="gr6" style:family="graphic" style:parent-style-name="standard">
      <style:graphic-properties draw:stroke="solid" svg:stroke-width="0.071cm" svg:stroke-color="#000000" draw:fill="solid" draw:fill-color="#ffffff" draw:textarea-vertical-align="middle" draw:auto-grow-height="false" draw:fit-to-size="false" style:shrink-to-fit="false" fo:min-height="6.44cm" fo:min-width="7.103cm" fo:padding-top="0.125cm" fo:padding-bottom="0.125cm" fo:padding-left="0.25cm" fo:padding-right="0.25cm" fo:wrap-option="wrap"/>
    </style:style>
    <style:style style:name="gr7" style:family="graphic" style:parent-style-name="standard">
      <style:graphic-properties draw:stroke="solid" svg:stroke-width="0.071cm" svg:stroke-color="#000000" draw:marker-end="msArrowOpenEnd_20_5_20_71" draw:marker-end-width="0.248cm" draw:marker-end-center="false" draw:fill="solid" draw:fill-color="#ffffff" draw:textarea-vertical-align="top" draw:auto-grow-height="false" fo:min-height="0cm" fo:min-width="10.066cm" fo:padding-top="0.125cm" fo:padding-bottom="0.125cm" fo:padding-left="0.25cm" fo:padding-right="0.25cm" fo:wrap-option="wrap"/>
    </style:style>
    <style:style style:name="gr8" style:family="graphic" style:parent-style-name="standard" style:list-style-name="L1">
      <style:graphic-properties draw:stroke="solid" svg:stroke-width="0.071cm" svg:stroke-color="#000000" draw:fill="solid" draw:fill-color="#ffffff" draw:textarea-vertical-align="top" draw:auto-grow-height="true" draw:fit-to-size="false" style:shrink-to-fit="false" fo:min-height="0cm" fo:min-width="0cm" fo:padding-top="0.125cm" fo:padding-bottom="0.125cm" fo:padding-left="0.25cm" fo:padding-right="0.25cm" fo:wrap-option="wrap"/>
    </style:style>
    <style:style style:name="gr9" style:family="graphic" style:parent-style-name="standard">
      <style:graphic-properties draw:stroke="solid" svg:stroke-width="0.071cm" svg:stroke-color="#000000" draw:fill="solid" draw:fill-color="#ffffff" draw:textarea-vertical-align="middle" draw:auto-grow-height="false" draw:fit-to-size="false" style:shrink-to-fit="false" fo:min-height="6.31cm" fo:min-width="6.971cm" fo:padding-top="0.125cm" fo:padding-bottom="0.125cm" fo:padding-left="0.25cm" fo:padding-right="0.25cm" fo:wrap-option="wrap"/>
    </style:style>
    <style:style style:name="gr10" style:family="graphic" style:parent-style-name="standard">
      <style:graphic-properties draw:stroke="solid" svg:stroke-width="0.071cm" svg:stroke-color="#000000" draw:marker-end="msArrowOpenEnd_20_5_20_71" draw:marker-end-width="0.248cm" draw:marker-end-center="false" draw:fill="solid" draw:fill-color="#ffffff" draw:textarea-vertical-align="top" draw:auto-grow-height="false" fo:min-height="0cm" fo:min-width="7.482cm" fo:padding-top="0.125cm" fo:padding-bottom="0.125cm" fo:padding-left="0.25cm" fo:padding-right="0.25cm" fo:wrap-option="wrap"/>
    </style:style>
    <style:style style:name="gr11" style:family="graphic" style:parent-style-name="standard" style:list-style-name="L1">
      <style:graphic-properties draw:stroke="solid" svg:stroke-width="0.071cm" svg:stroke-color="#000000" draw:fill="solid" draw:fill-color="#ffffff" draw:textarea-vertical-align="top" draw:auto-grow-height="true" draw:fit-to-size="false" style:shrink-to-fit="false" fo:min-height="0cm" fo:min-width="0cm" fo:padding-top="0.125cm" fo:padding-bottom="0.125cm" fo:padding-left="0.25cm" fo:padding-right="0.25cm" fo:wrap-option="wrap"/>
    </style:style>
    <style:style style:name="gr12" style:family="graphic">
      <style:graphic-properties style:protect="size"/>
    </style:style>
    <style:style style:name="pr1" style:family="presentation" style:parent-style-name="Default-notes">
      <style:graphic-properties draw:fill-color="#ffffff" fo:min-height="13.364cm"/>
    </style:style>
    <style:style style:name="P1" style:family="paragraph">
      <loext:graphic-properties draw:fill="solid" draw:fill-color="#ffffff"/>
      <style:paragraph-properties fo:text-align="start"/>
      <style:text-properties fo:font-size="18pt"/>
    </style:style>
    <style:style style:name="P2" style:family="paragraph">
      <loext:graphic-properties draw:fill="solid" draw:fill-color="#ffffff"/>
      <style:paragraph-properties fo:text-align="start" style:font-independent-line-spacing="true"/>
      <style:text-properties fo:font-size="18pt"/>
    </style:style>
    <style:style style:name="P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4" style:family="paragraph">
      <loext:graphic-properties draw:fill="solid" draw:fill-color="#ffffff"/>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5"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6" style:family="paragraph">
      <loext:graphic-properties draw:fill="solid" draw:fill-color="#ffffff"/>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7" style:family="paragraph">
      <loext:graphic-properties draw:fill-color="#ffffff"/>
    </style:style>
    <style:style style:name="T1" style:family="text">
      <style:text-properties fo:font-variant="normal" fo:text-transform="none" fo:color="#323232" style:text-line-through-style="none" style:text-line-through-type="none" style:text-position="0% 100%" style:font-name="Arial" fo:font-size="18pt" fo:letter-spacing="normal" fo:font-style="normal" style:text-underline-style="none" fo:font-weight="bold" style:font-size-asian="18pt" style:font-style-asian="normal" style:font-weight-asian="bold" style:font-name-complex="Arial" style:font-size-complex="18pt" style:font-style-complex="normal" style:font-weight-complex="bold"/>
    </style:style>
    <text:list-style style:name="L1">
      <text:list-level-style-bullet text:level="1" text:bullet-char="●">
        <style:list-level-properties text:min-label-width="0.6cm"/>
        <style:text-properties fo:font-family="StarSymbol" fo:color="#323232"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g>
          <draw:g draw:name="Group 69">
            <draw:line draw:name="Прямая соединительная линия 84" draw:style-name="gr1" draw:text-style-name="P1" draw:layer="layout" svg:x1="0.98cm" svg:y1="12.874cm" svg:x2="8.729cm" svg:y2="7.707cm">
              <text:p/>
            </draw:line>
            <draw:custom-shape draw:name="Прямая со стрелкой 69" draw:style-name="gr2" draw:text-style-name="P1" draw:layer="layout" svg:width="10.567cm" svg:height="0.001cm" draw:transform="rotate (-1.5707963267949) translate (0.508cm 2.539cm)">
              <text:p/>
              <draw:enhanced-geometry draw:mirror-horizontal="true" draw:mirror-vertical="true" svg:viewBox="0 0 21600 21600" draw:type="mso-spt32" draw:enhanced-path="M 0 0 L 21600 21600 N"/>
            </draw:custom-shape>
            <draw:custom-shape draw:name="Прямая со стрелкой 70" draw:style-name="gr3" draw:text-style-name="P1" draw:layer="layout" svg:width="7.983cm" svg:height="0.003cm" svg:x="0.51cm" svg:y="13.109cm">
              <text:p/>
              <draw:enhanced-geometry draw:mirror-horizontal="false" draw:mirror-vertical="false" svg:viewBox="0 0 21600 21600" draw:type="mso-spt32" draw:enhanced-path="M 0 0 L 21600 21600 N"/>
            </draw:custom-shape>
            <draw:custom-shape draw:name="Овал 71" draw:style-name="gr4" draw:text-style-name="P2" draw:layer="layout" svg:width="0.232cm" svg:height="0.232cm" svg:x="8.26cm" svg:y="6.06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Овал 72" draw:style-name="gr4" draw:text-style-name="P2" draw:layer="layout" svg:width="0.233cm" svg:height="0.234cm" svg:x="2.625cm" svg:y="11.46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Овал 73" draw:style-name="gr4" draw:text-style-name="P2" draw:layer="layout" svg:width="0.234cm" svg:height="0.234cm" svg:x="7.319cm" svg:y="7.47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Овал 74" draw:style-name="gr4" draw:text-style-name="P2" draw:layer="layout" svg:width="0.234cm" svg:height="0.234cm" svg:x="6.85cm" svg:y="8.88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Овал 75" draw:style-name="gr4" draw:text-style-name="P2" draw:layer="layout" svg:width="0.233cm" svg:height="0.233cm" svg:x="1.685cm" svg:y="12.16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Овал 76" draw:style-name="gr4" draw:text-style-name="P2" draw:layer="layout" svg:width="0.232cm" svg:height="0.233cm" svg:x="0.98cm" svg:y="12.16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Овал 77" draw:style-name="gr4" draw:text-style-name="P2" draw:layer="layout" svg:width="0.232cm" svg:height="0.234cm" svg:x="6.147cm" svg:y="8.88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Овал 78" draw:style-name="gr4" draw:text-style-name="P2" draw:layer="layout" svg:width="0.234cm" svg:height="0.232cm" svg:x="5.912cm" svg:y="10.05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Овал 79" draw:style-name="gr4" draw:text-style-name="P2" draw:layer="layout" svg:width="0.233cm" svg:height="0.234cm" svg:x="5.442cm" svg:y="11.46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Овал 80" draw:style-name="gr4" draw:text-style-name="P2" draw:layer="layout" svg:width="0.234cm" svg:height="0.234cm" svg:x="3.328cm" svg:y="11.69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Овал 81" draw:style-name="gr4" draw:text-style-name="P2" draw:layer="layout" svg:width="0.234cm" svg:height="0.234cm" svg:x="4.737cm" svg:y="10.99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Овал 82" draw:style-name="gr4" draw:text-style-name="P2" draw:layer="layout" svg:width="0.233cm" svg:height="0.232cm" svg:x="4.033cm" svg:y="11.23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29" draw:style-name="gr5" draw:text-style-name="P4" draw:layer="layout" svg:width="6.574cm" svg:height="1.775cm" svg:x="1.685cm" svg:y="2.961cm">
              <text:p text:style-name="P3"><text:span text:style-name="T1">Enkel modell,</text:span></text:p>
              <text:p text:style-name="P3"><text:span text:style-name="T1">få parametra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0">
            <draw:custom-shape draw:name="Полилиния 90" draw:style-name="gr6" draw:text-style-name="P2" draw:layer="layout" svg:width="7.602cm" svg:height="6.689cm" svg:x="10.071cm" svg:y="5.593cm">
              <text:p/>
              <draw:enhanced-geometry draw:mirror-horizontal="false" draw:mirror-vertical="false" drawooo:sub-view-size="2312505 2036417" draw:text-areas="0 0 ?f8 ?f9" svg:viewBox="0 0 0 0" draw:type="ooxml-non-primitive" draw:enhanced-path="M 0 2036417 C 501374 1922669 1002748 1808921 1364974 1506330 1727200 1203739 2034209 441738 2173357 220869 2312505 0 2256183 90556 2199861 181113 N">
                <draw:equation draw:name="f0" draw:formula="0*logwidth/2312505"/>
                <draw:equation draw:name="f1" draw:formula="2036417*logheight/2036417"/>
                <draw:equation draw:name="f2" draw:formula="1364974*logwidth/2312505"/>
                <draw:equation draw:name="f3" draw:formula="1506330*logheight/2036417"/>
                <draw:equation draw:name="f4" draw:formula="2173357*logwidth/2312505"/>
                <draw:equation draw:name="f5" draw:formula="220869*logheight/2036417"/>
                <draw:equation draw:name="f6" draw:formula="2199861*logwidth/2312505"/>
                <draw:equation draw:name="f7" draw:formula="181113*logheight/2036417"/>
                <draw:equation draw:name="f8" draw:formula="logwidth"/>
                <draw:equation draw:name="f9" draw:formula="logheight"/>
              </draw:enhanced-geometry>
            </draw:custom-shape>
            <draw:custom-shape draw:name="Прямая со стрелкой 54" draw:style-name="gr7" draw:text-style-name="P1" draw:layer="layout" svg:width="10.566cm" svg:height="0.001cm" draw:transform="rotate (-1.5707963267949) translate (9.526cm 2.57cm)">
              <text:p/>
              <draw:enhanced-geometry draw:mirror-horizontal="true" draw:mirror-vertical="true" svg:viewBox="0 0 21600 21600" draw:type="mso-spt32" draw:enhanced-path="M 0 0 L 21600 21600 N"/>
            </draw:custom-shape>
            <draw:custom-shape draw:name="Прямая со стрелкой 55" draw:style-name="gr3" draw:text-style-name="P1" draw:layer="layout" svg:width="7.983cm" svg:height="0.003cm" svg:x="9.528cm" svg:y="13.138cm">
              <text:p/>
              <draw:enhanced-geometry draw:mirror-horizontal="false" draw:mirror-vertical="false" svg:viewBox="0 0 21600 21600" draw:type="mso-spt32" draw:enhanced-path="M 0 0 L 21600 21600 N"/>
            </draw:custom-shape>
            <draw:custom-shape draw:name="Овал 56" draw:style-name="gr4" draw:text-style-name="P2" draw:layer="layout" svg:width="0.231cm" svg:height="0.232cm" svg:x="17.278cm" svg:y="6.09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Овал 57" draw:style-name="gr4" draw:text-style-name="P2" draw:layer="layout" svg:width="0.234cm" svg:height="0.233cm" svg:x="11.641cm" svg:y="11.49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Овал 58" draw:style-name="gr4" draw:text-style-name="P2" draw:layer="layout" svg:width="0.233cm" svg:height="0.234cm" svg:x="16.338cm" svg:y="7.50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Овал 59" draw:style-name="gr4" draw:text-style-name="P2" draw:layer="layout" svg:width="0.234cm" svg:height="0.233cm" svg:x="15.868cm" svg:y="8.91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Овал 60" draw:style-name="gr4" draw:text-style-name="P2" draw:layer="layout" svg:width="0.234cm" svg:height="0.234cm" svg:x="10.702cm" svg:y="12.19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Овал 61" draw:style-name="gr4" draw:text-style-name="P2" draw:layer="layout" svg:width="0.233cm" svg:height="0.234cm" svg:x="9.998cm" svg:y="12.19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Овал 62" draw:style-name="gr4" draw:text-style-name="P2" draw:layer="layout" svg:width="0.233cm" svg:height="0.233cm" svg:x="15.163cm" svg:y="8.91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Овал 63" draw:style-name="gr4" draw:text-style-name="P2" draw:layer="layout" svg:width="0.233cm" svg:height="0.232cm" svg:x="14.929cm" svg:y="10.08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Овал 64" draw:style-name="gr4" draw:text-style-name="P2" draw:layer="layout" svg:width="0.234cm" svg:height="0.233cm" svg:x="14.458cm" svg:y="11.49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Овал 65" draw:style-name="gr4" draw:text-style-name="P2" draw:layer="layout" svg:width="0.234cm" svg:height="0.233cm" svg:x="12.345cm" svg:y="11.72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Овал 66" draw:style-name="gr4" draw:text-style-name="P2" draw:layer="layout" svg:width="0.233cm" svg:height="0.234cm" svg:x="13.755cm" svg:y="11.02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Овал 67" draw:style-name="gr4" draw:text-style-name="P2" draw:layer="layout" svg:width="0.232cm" svg:height="0.233cm" svg:x="13.051cm" svg:y="11.26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68" draw:style-name="gr8" draw:text-style-name="P6" draw:layer="layout" svg:width="6.573cm" svg:height="1.013cm" svg:x="10.585cm" svg:y="3.041cm">
              <text:p text:style-name="P5"><text:span text:style-name="T1">O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1">
            <draw:custom-shape draw:name="Полилиния 91" draw:style-name="gr9" draw:text-style-name="P2" draw:layer="layout" svg:width="7.47cm" svg:height="6.559cm" svg:x="19.294cm" svg:y="5.919cm">
              <text:p/>
              <draw:enhanced-geometry draw:mirror-horizontal="false" draw:mirror-vertical="false" drawooo:sub-view-size="2272749 1996660" draw:text-areas="0 0 ?f24 ?f25" svg:viewBox="0 0 0 0" draw:type="ooxml-non-primitive" draw:enhanced-path="M 0 1970156 C 75096 1983408 150192 1996660 238540 1956904 326888 1917148 446157 1753704 530087 1731617 614017 1709530 675861 1833217 742122 1824382 808383 1815547 856975 1713948 927653 1678609 998331 1643270 1091096 1601305 1166192 1612348 1241288 1623391 1307549 1850886 1378227 1744869 1448905 1638852 1519583 1102138 1590261 976243 1660939 850348 1742661 1062383 1802296 989496 1861931 916609 1877392 691322 1948070 538922 2018748 386522 2179983 150192 2226366 75096 2272749 0 2249557 44174 2226366 88348 N">
                <draw:equation draw:name="f0" draw:formula="0*logwidth/2272749"/>
                <draw:equation draw:name="f1" draw:formula="1970156*logheight/1996660"/>
                <draw:equation draw:name="f2" draw:formula="238540*logwidth/2272749"/>
                <draw:equation draw:name="f3" draw:formula="1956904*logheight/1996660"/>
                <draw:equation draw:name="f4" draw:formula="530087*logwidth/2272749"/>
                <draw:equation draw:name="f5" draw:formula="1731617*logheight/1996660"/>
                <draw:equation draw:name="f6" draw:formula="742122*logwidth/2272749"/>
                <draw:equation draw:name="f7" draw:formula="1824382*logheight/1996660"/>
                <draw:equation draw:name="f8" draw:formula="927653*logwidth/2272749"/>
                <draw:equation draw:name="f9" draw:formula="1678609*logheight/1996660"/>
                <draw:equation draw:name="f10" draw:formula="1166192*logwidth/2272749"/>
                <draw:equation draw:name="f11" draw:formula="1612348*logheight/1996660"/>
                <draw:equation draw:name="f12" draw:formula="1378227*logwidth/2272749"/>
                <draw:equation draw:name="f13" draw:formula="1744869*logheight/1996660"/>
                <draw:equation draw:name="f14" draw:formula="1590261*logwidth/2272749"/>
                <draw:equation draw:name="f15" draw:formula="976243*logheight/1996660"/>
                <draw:equation draw:name="f16" draw:formula="1802296*logwidth/2272749"/>
                <draw:equation draw:name="f17" draw:formula="989496*logheight/1996660"/>
                <draw:equation draw:name="f18" draw:formula="1948070*logwidth/2272749"/>
                <draw:equation draw:name="f19" draw:formula="538922*logheight/1996660"/>
                <draw:equation draw:name="f20" draw:formula="2226366*logwidth/2272749"/>
                <draw:equation draw:name="f21" draw:formula="75096*logheight/1996660"/>
                <draw:equation draw:name="f22" draw:formula="2226366*logwidth/2272749"/>
                <draw:equation draw:name="f23" draw:formula="88348*logheight/1996660"/>
                <draw:equation draw:name="f24" draw:formula="logwidth"/>
                <draw:equation draw:name="f25" draw:formula="logheight"/>
              </draw:enhanced-geometry>
            </draw:custom-shape>
            <draw:custom-shape draw:name="Прямая со стрелкой 24" draw:style-name="gr2" draw:text-style-name="P1" draw:layer="layout" svg:width="10.567cm" svg:height="0.003cm" draw:transform="rotate (-1.5707963267949) translate (18.753cm 2.635cm)">
              <text:p/>
              <draw:enhanced-geometry draw:mirror-horizontal="true" draw:mirror-vertical="true" svg:viewBox="0 0 21600 21600" draw:type="mso-spt32" draw:enhanced-path="M 0 0 L 21600 21600 N"/>
            </draw:custom-shape>
            <draw:custom-shape draw:name="Прямая со стрелкой 25" draw:style-name="gr10" draw:text-style-name="P1" draw:layer="layout" svg:width="7.982cm" svg:height="0.003cm" svg:x="18.751cm" svg:y="13.205cm">
              <text:p/>
              <draw:enhanced-geometry draw:mirror-horizontal="false" draw:mirror-vertical="false" svg:viewBox="0 0 21600 21600" draw:type="mso-spt32" draw:enhanced-path="M 0 0 L 21600 21600 N"/>
            </draw:custom-shape>
            <draw:custom-shape draw:name="Овал 26" draw:style-name="gr4" draw:text-style-name="P2" draw:layer="layout" svg:width="0.234cm" svg:height="0.233cm" svg:x="26.498cm" svg:y="6.1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Овал 27" draw:style-name="gr4" draw:text-style-name="P2" draw:layer="layout" svg:width="0.234cm" svg:height="0.233cm" svg:x="20.864cm" svg:y="11.56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Овал 28" draw:style-name="gr4" draw:text-style-name="P2" draw:layer="layout" svg:width="0.233cm" svg:height="0.233cm" svg:x="25.56cm" svg:y="7.56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Овал 29" draw:style-name="gr4" draw:text-style-name="P2" draw:layer="layout" svg:width="0.232cm" svg:height="0.233cm" svg:x="25.091cm" svg:y="8.97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Овал 30" draw:style-name="gr4" draw:text-style-name="P2" draw:layer="layout" svg:width="0.232cm" svg:height="0.232cm" svg:x="19.925cm" svg:y="12.26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Овал 31" draw:style-name="gr4" draw:text-style-name="P2" draw:layer="layout" svg:width="0.231cm" svg:height="0.232cm" svg:x="19.221cm" svg:y="12.26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Овал 32" draw:style-name="gr4" draw:text-style-name="P2" draw:layer="layout" svg:width="0.233cm" svg:height="0.233cm" svg:x="24.385cm" svg:y="8.97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Овал 33" draw:style-name="gr4" draw:text-style-name="P2" draw:layer="layout" svg:width="0.233cm" svg:height="0.233cm" svg:x="24.151cm" svg:y="10.15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Овал 34" draw:style-name="gr4" draw:text-style-name="P2" draw:layer="layout" svg:width="0.234cm" svg:height="0.233cm" svg:x="23.681cm" svg:y="11.56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Овал 35" draw:style-name="gr4" draw:text-style-name="P2" draw:layer="layout" svg:width="0.233cm" svg:height="0.234cm" svg:x="21.568cm" svg:y="11.79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Овал 36" draw:style-name="gr4" draw:text-style-name="P2" draw:layer="layout" svg:width="0.234cm" svg:height="0.232cm" svg:x="22.977cm" svg:y="11.09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Овал 37" draw:style-name="gr4" draw:text-style-name="P2" draw:layer="layout" svg:width="0.234cm" svg:height="0.233cm" svg:x="22.271cm" svg:y="11.32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47" draw:style-name="gr11" draw:text-style-name="P4" draw:layer="layout" svg:width="7.514cm" svg:height="1.775cm" svg:x="19.819cm" svg:y="3.106cm">
              <text:p text:style-name="P3"><text:span text:style-name="T1">komplex modell,</text:span></text:p>
              <text:p text:style-name="P3"><text:span text:style-name="T1">många parametra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presentation:notes draw:style-name="dp2">
          <draw:page-thumbnail draw:style-name="gr12" draw:layer="layout" svg:width="19.798cm" svg:height="11.136cm" svg:x="0.6cm" svg:y="2.257cm" draw:page-number="1" presentation:class="page"/>
          <draw:frame presentation:style-name="pr1"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draw:marker draw:name="msArrowOpenEnd_20_5_20_71" draw:display-name="msArrowOpenEnd 5 71" svg:viewBox="0 0 350 350" svg:d="M175 0l175 274-76 76-49-75v75h-101v-75l-49 75-75-76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000000" draw:marker-start-width="0.2cm" draw:marker-start-center="false" draw:marker-end-width="0.2cm" draw:marker-end-center="false" draw:fill="none"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1</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1</text:page-number></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1</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8-14T12:38:44.902282435</meta:creation-date>
    <dc:date>2020-08-14T12:49:24.976333011</dc:date>
    <meta:editing-duration>PT10M40S</meta:editing-duration>
    <meta:editing-cycles>2</meta:editing-cycles>
    <meta:generator>LibreOffice/6.0.7.3$Linux_X86_64 LibreOffice_project/00m0$Build-3</meta:generator>
    <meta:document-statistic meta:object-count="75"/>
  </office:meta>
</office:document-meta>
</file>